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DCE053D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7.59cm" svg:height="9.888cm" draw:z-index="0"><draw:image xlink:href="Pictures/100000000000055600000300DCE053D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15:11:48.050000000</meta:creation-date>
    <dc:date>2015-11-17T15:12:49.625000000</dc:date>
    <meta:editing-duration>PT1M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3.5.2$Windows_x86 LibreOffice_project/3a87456aaa6a95c63eea1c1b3201acedf0751bd5</meta:generator>
  </office:meta>
</office:document-meta>
</file>